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5f8" officeooo:paragraph-rsid="000c15f8"/>
    </style:style>
    <style:style style:name="P2" style:family="paragraph" style:parent-style-name="Standard">
      <style:text-properties officeooo:rsid="000cbd6c" officeooo:paragraph-rsid="000cbd6c"/>
    </style:style>
    <style:style style:name="P3" style:family="paragraph" style:parent-style-name="Standard">
      <style:text-properties officeooo:rsid="000e3fed" officeooo:paragraph-rsid="000e3fed"/>
    </style:style>
    <style:style style:name="P4" style:family="paragraph" style:parent-style-name="Standard">
      <style:text-properties officeooo:rsid="000ff067" officeooo:paragraph-rsid="000ff067"/>
    </style:style>
    <style:style style:name="P5" style:family="paragraph" style:parent-style-name="Standard">
      <style:text-properties officeooo:rsid="000ff067" officeooo:paragraph-rsid="000ff067"/>
    </style:style>
    <style:style style:name="P6" style:family="paragraph" style:parent-style-name="Standard">
      <style:text-properties officeooo:rsid="0011c8c2" officeooo:paragraph-rsid="0011c8c2"/>
    </style:style>
    <style:style style:name="T1" style:family="text">
      <style:text-properties officeooo:rsid="000cb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ing AI</text:p>
      <text:p text:style-name="P1"/>
      <text:p text:style-name="P1"><text:a xlink:type="simple" xlink:href="http://www.cin.ufpe.br/~tfl2/artificial-intelligence-modern-approach.9780131038059.25368.pdf">http://www.cin.ufpe.br/~tfl2/artificial-intelligence-modern-approach.9780131038059.25368.pdf</text:a> </text:p>
      <text:p text:style-name="P1"/>
      <text:p text:style-name="P2">Making jervis in C #</text:p>
      <text:p text:style-name="P2"/>
      <text:p text:style-name="P2"><text:a xlink:type="simple" xlink:href="https://www.youtube.com/watch?v=3Q7d3zx-f7M">https://www.youtube.com/watch?v=3Q7d3zx-f7M</text:a> </text:p>
      <text:p text:style-name="P3"><text:a xlink:type="simple" xlink:href="https://www.codeproject.com/articles/380027/csharp-speech-to-text">https://www.codeproject.com/articles/380027/csharp-speech-to-text</text:a> </text:p>
      <text:p text:style-name="P3"/>
      <text:p text:style-name="P4">App <text:span text:style-name="T1">in C #</text:span></text:p>
      <text:p text:style-name="P4"><text:a xlink:type="simple" xlink:href="https://www.youtube.com/watch?v=YxewTI4H2mY">https://www.youtube.com/watch?v=YxewTI4H2mY</text:a></text:p>
      <text:p text:style-name="P4"/>
      <text:p text:style-name="P6"><text:a xlink:type="simple" xlink:href="https://www.youtube.com/watch?v=bmPcbDtpXsA">https://www.youtube.com/watch?v=bmPcbDtpXsA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22:26:42.268899449</meta:creation-date>
    <dc:date>2016-12-21T23:51:18.505424563</dc:date>
    <meta:editing-duration>PT34M4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6" meta:character-count="329" meta:non-whitespace-character-count="317"/>
  </office:meta>
</office:document-meta>
</file>